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058cm" fo:min-width="0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5cm" svg:y1="3cm" svg:x2="5cm" svg:y2="5cm">
          <text:p/>
        </draw:line>
        <draw:polyline draw:style-name="gr1" draw:text-style-name="P1" draw:layer="layout" svg:width="4.999cm" svg:height="0.999cm" draw:transform="rotate (1.5707963267949) translate (4cm 10cm)" svg:viewBox="0 0 5000 1000" draw:points="0,1000 2000,1000 5000,0">
          <text:p/>
        </draw:polyline>
        <draw:line draw:style-name="gr2" draw:text-style-name="P1" draw:layer="layout" svg:x1="4.4cm" svg:y1="6.5cm" svg:x2="2cm" svg:y2="6.5cm">
          <text:p/>
        </draw:line>
        <draw:custom-shape draw:style-name="gr3" draw:text-style-name="P1" draw:layer="layout" svg:width="0.6cm" svg:height="2cm" svg:x="1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cm" svg:y1="3cm" svg:x2="15cm" svg:y2="5cm">
          <text:p/>
        </draw:line>
        <draw:polyline draw:style-name="gr1" draw:text-style-name="P1" draw:layer="layout" svg:width="4.999cm" svg:height="0.999cm" draw:transform="rotate (1.5707963267949) translate (14cm 10cm)" svg:viewBox="0 0 5000 1000" draw:points="0,1000 2000,1000 5000,0">
          <text:p/>
        </draw:polyline>
        <draw:line draw:style-name="gr2" draw:text-style-name="P1" draw:layer="layout" svg:x1="14.4cm" svg:y1="6.5cm" svg:x2="12cm" svg:y2="6.5cm">
          <text:p/>
        </draw:line>
        <draw:custom-shape draw:style-name="gr3" draw:text-style-name="P1" draw:layer="layout" svg:width="0.6cm" svg:height="2cm" svg:x="11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8cm" svg:y1="7.8cm" svg:x2="10.8cm" svg:y2="4.8cm">
          <text:p/>
        </draw:line>
        <draw:line draw:style-name="gr4" draw:text-style-name="P1" draw:layer="layout" svg:x1="10.2cm" svg:y1="7.8cm" svg:x2="10.2cm" svg:y2="4.8cm">
          <text:p/>
        </draw:line>
        <draw:polyline draw:style-name="gr4" draw:text-style-name="P1" draw:layer="layout" svg:width="1.272cm" svg:height="1.244cm" draw:transform="skewX (0.210661240715716) rotate (0.890816050217905) translate (9.69972871814367cm 5.38966463592084cm)" svg:viewBox="0 0 1273 1245" draw:points="0,0 1273,0 1272,1245">
          <text:p/>
        </draw:polyline>
        <draw:line draw:style-name="gr2" draw:text-style-name="P1" draw:layer="layout" svg:x1="5.3cm" svg:y1="17.5cm" svg:x2="2.9cm" svg:y2="17.5cm">
          <text:p/>
        </draw:line>
        <draw:custom-shape draw:style-name="gr3" draw:text-style-name="P1" draw:layer="layout" svg:width="0.6cm" svg:height="2cm" svg:x="2.4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1.999cm" svg:height="0.999cm" draw:transform="rotate (-1.5707963267949) translate (6cm 14cm)" svg:viewBox="0 0 2000 1000" draw:points="0,1000 2000,1000 2000,0">
          <text:p/>
        </draw:polyline>
        <draw:polyline draw:style-name="gr1" draw:text-style-name="P1" draw:layer="layout" svg:width="5.299cm" svg:height="0.699cm" draw:transform="rotate (1.5707963267949) translate (5cm 21cm)" svg:viewBox="0 0 5300 700" draw:points="0,0 2000,0 5300,700">
          <text:p/>
        </draw:polyline>
        <draw:line draw:style-name="gr2" draw:text-style-name="P1" draw:layer="layout" svg:x1="15.3cm" svg:y1="17.5cm" svg:x2="12.9cm" svg:y2="17.5cm">
          <text:p/>
        </draw:line>
        <draw:custom-shape draw:style-name="gr3" draw:text-style-name="P1" draw:layer="layout" svg:width="0.6cm" svg:height="2cm" svg:x="12.4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1.999cm" svg:height="0.999cm" draw:transform="rotate (-1.5707963267949) translate (16cm 14cm)" svg:viewBox="0 0 2000 1000" draw:points="0,1000 2000,1000 2000,0">
          <text:p/>
        </draw:polyline>
        <draw:polyline draw:style-name="gr1" draw:text-style-name="P1" draw:layer="layout" svg:width="5.299cm" svg:height="0.699cm" draw:transform="rotate (1.5707963267949) translate (15cm 21cm)" svg:viewBox="0 0 5300 700" draw:points="0,0 2000,0 5300,700">
          <text:p/>
        </draw:polyline>
        <draw:line draw:style-name="gr4" draw:text-style-name="P1" draw:layer="layout" svg:x1="11.8cm" svg:y1="18.8cm" svg:x2="11.8cm" svg:y2="15.8cm">
          <text:p/>
        </draw:line>
        <draw:line draw:style-name="gr4" draw:text-style-name="P1" draw:layer="layout" svg:x1="11.2cm" svg:y1="18.8cm" svg:x2="11.2cm" svg:y2="15.8cm">
          <text:p/>
        </draw:line>
        <draw:polyline draw:style-name="gr4" draw:text-style-name="P1" draw:layer="layout" svg:width="1.272cm" svg:height="1.244cm" draw:transform="skewX (0.210661240715716) rotate (0.890816050217905) translate (10.6997287181437cm 16.3896646359208cm)" svg:viewBox="0 0 1273 1245" draw:points="0,0 1273,0 1272,124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3:42:43.159000000</meta:creation-date>
    <meta:generator>LibreOffice/6.1.0.3$Windows_x86 LibreOffice_project/efb621ed25068d70781dc026f7e9c5187a4decd1</meta:generator>
    <dc:date>2019-11-26T12:21:45.710000000</dc:date>
    <meta:editing-duration>PT10M45S</meta:editing-duration>
    <meta:editing-cycles>4</meta:editing-cycles>
    <meta:document-statistic meta:object-count="22"/>
  </office:meta>
</office:document-meta>
</file>